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Proxima Nova" svg:font-family="'Proxima Nova'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ee352"/>
    </style:style>
    <style:style style:name="P2" style:family="paragraph" style:parent-style-name="Standard" style:list-style-name="L1">
      <style:text-properties officeooo:rsid="001ae0e4" officeooo:paragraph-rsid="001ae0e4"/>
    </style:style>
    <style:style style:name="P3" style:family="paragraph" style:parent-style-name="Standard" style:list-style-name="L1">
      <style:text-properties officeooo:rsid="001bcadb" officeooo:paragraph-rsid="001bcadb"/>
    </style:style>
    <style:style style:name="P4" style:family="paragraph" style:parent-style-name="Standard" style:list-style-name="L1">
      <style:text-properties officeooo:rsid="001ce9c6" officeooo:paragraph-rsid="001ce9c6"/>
    </style:style>
    <style:style style:name="P5" style:family="paragraph" style:parent-style-name="Standard" style:list-style-name="L1">
      <style:text-properties officeooo:rsid="00080d5b" officeooo:paragraph-rsid="001ce9c6"/>
    </style:style>
    <style:style style:name="T1" style:family="text">
      <style:text-properties officeooo:rsid="001ce9c6"/>
    </style:style>
    <style:style style:name="T2" style:family="text">
      <style:text-properties officeooo:rsid="001ee3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90227728" text:style-name="L1">
        <text:list-item>
          <text:p text:style-name="P2">Open the terminal: Ctrl+A/T +<text:span text:style-name="T1">t</text:span></text:p>
        </text:list-item>
        <text:list-item>
          <text:p text:style-name="P3">Close the terminal: Ctrl+<text:span text:style-name="T1">d</text:span></text:p>
        </text:list-item>
        <text:list-item>
          <text:p text:style-name="P4">clear the terminal: Crtl+l, that is an L but lower case</text:p>
        </text:list-item>
        <text:list-item>
          <text:p text:style-name="P5">the up arrow key -&gt; allows you to see the previous commands you used</text:p>
        </text:list-item>
        <text:list-item>
          <text:p text:style-name="P1"><text:span text:style-name="T2">exit from getting stuck in a command Ctrl+c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Proxima Nova" svg:font-family="'Proxima Nova'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06:45:37.997753810</meta:creation-date>
    <meta:editing-duration>P1DT11H58M18S</meta:editing-duration>
    <meta:editing-cycles>5</meta:editing-cycles>
    <meta:generator>LibreOffice/6.4.7.2$Linux_X86_64 LibreOffice_project/40$Build-2</meta:generator>
    <dc:date>2022-01-12T18:47:59.290755587</dc:date>
    <meta:document-statistic meta:table-count="0" meta:image-count="0" meta:object-count="0" meta:page-count="1" meta:paragraph-count="5" meta:word-count="47" meta:character-count="227" meta:non-whitespace-character-count="190"/>
  </office:meta>
</office:document-meta>
</file>